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6.211cm" style:rel-column-width="3521*"/>
    </style:style>
    <style:style style:name="Tableau1.C" style:family="table-column">
      <style:table-column-properties style:column-width="1.864cm" style:rel-column-width="1057*"/>
    </style:style>
    <style:style style:name="Tableau1.D" style:family="table-column">
      <style:table-column-properties style:column-width="1.787cm" style:rel-column-width="1013*"/>
    </style:style>
    <style:style style:name="Tableau1.E" style:family="table-column">
      <style:table-column-properties style:column-width="2.454cm" style:rel-column-width="1391*"/>
    </style:style>
    <style:style style:name="Tableau1.F" style:family="table-column">
      <style:table-column-properties style:column-width="1.61cm" style:rel-column-width="913*"/>
    </style:style>
    <style:style style:name="Tableau1.G" style:family="table-column">
      <style:table-column-properties style:column-width="2.357cm" style:rel-column-width="1336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="none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819cm" table:align="left" style:may-break-between-rows="false"/>
    </style:style>
    <style:style style:name="Tableau2.A" style:family="table-column">
      <style:table-column-properties style:column-width="2.293cm"/>
    </style:style>
    <style:style style:name="Tableau2.B" style:family="table-column">
      <style:table-column-properties style:column-width="2.536cm"/>
    </style:style>
    <style:style style:name="Tableau2.C" style:family="table-column">
      <style:table-column-properties style:column-width="2.669cm"/>
    </style:style>
    <style:style style:name="Tableau2.D" style:family="table-column">
      <style:table-column-properties style:column-width="1.321cm"/>
    </style:style>
    <style:style style:name="Tableau2.A1" style:family="table-cell">
      <style:table-cell-properties fo:padding-left="0cm" fo:padding-right="0cm" fo:padding-top="0.101cm" fo:padding-bottom="0.101cm" fo:border="none"/>
    </style:style>
    <style:style style:name="Tableau2.A3" style:family="table-cell">
      <style:table-cell-properties fo:padding-left="0cm" fo:padding-right="0cm" fo:padding-top="0.101cm" fo:padding-bottom="0.101cm" fo:border-left="0.05pt solid #000000" fo:border-right="none" fo:border-top="none" fo:border-bottom="none"/>
    </style:style>
    <style:style style:name="Tableau2.D3" style:family="table-cell">
      <style:table-cell-properties fo:padding-left="0cm" fo:padding-right="0cm" fo:padding-top="0.101cm" fo:padding-bottom="0.101cm" fo:border-left="0.05pt solid #000000" fo:border-right="0.05pt solid #000000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" style:font-size-asian="10pt" style:font-weight-asian="bold" style:font-name-complex="Lohit Hindi2" style:font-size-complex="10pt" style:font-weight-complex="bold"/>
    </style:style>
    <style:style style:name="P2" style:family="paragraph" style:parent-style-name="Table_20_Contents">
      <style:text-properties fo:color="#000000" style:font-name="Liberation Sans" fo:font-size="10pt" style:font-name-asian="WenQuanYi Micro Hei" style:font-size-asian="10pt" style:font-name-complex="Lohit Hindi2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" style:font-size-asian="10pt" style:font-name-complex="Lohit Hindi2" style:font-size-complex="10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" style:font-size-asian="10pt" style:font-name-complex="Lohit Hindi2" style:font-size-complex="10pt"/>
    </style:style>
    <style:style style:name="P5" style:family="paragraph" style:parent-style-name="Table_20_Contents">
      <style:text-properties fo:color="#000000" style:font-name="Liberation Sans" fo:font-size="10pt" officeooo:paragraph-rsid="0041a677" style:font-name-asian="WenQuanYi Micro Hei" style:font-size-asian="10pt" style:font-name-complex="Lohit Hindi2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3ad59e" officeooo:paragraph-rsid="003ad59e" style:font-name-asian="WenQuanYi Micro Hei" style:font-size-asian="10pt" style:font-name-complex="Lohit Hindi2" style:font-size-complex="10pt"/>
    </style:style>
    <style:style style:name="P7" style:family="paragraph" style:parent-style-name="Table_20_Contents">
      <style:text-properties fo:color="#000000" style:font-name="Liberation Sans" fo:font-size="10pt" officeooo:rsid="005018f2" officeooo:paragraph-rsid="005018f2" style:font-name-asian="WenQuanYi Micro Hei" style:font-size-asian="10pt" style:font-name-complex="Lohit Hindi2" style:font-size-complex="10pt"/>
    </style:style>
    <style:style style:name="P8" style:family="paragraph" style:parent-style-name="Table_20_Contents">
      <style:text-properties fo:color="#000000" style:font-name="Liberation Sans" fo:font-size="12pt" fo:font-weight="bold" style:font-name-asian="WenQuanYi Micro Hei" style:font-size-asian="12pt" style:font-weight-asian="bold" style:font-name-complex="Lohit Hindi2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6pt" style:font-size-asian="5.25pt" style:font-size-complex="6pt"/>
    </style:style>
    <style:style style:name="P12" style:family="paragraph" style:parent-style-name="Table_20_Contents">
      <style:text-properties style:font-name="Liberation Sans" fo:font-size="10pt" style:font-name-asian="WenQuanYi Micro Hei" style:font-size-asian="10pt" style:font-name-complex="Lohit Hindi2" style:font-size-complex="10pt"/>
    </style:style>
    <style:style style:name="P13" style:family="paragraph" style:parent-style-name="Table_20_Contents">
      <style:text-properties style:font-name="Liberation Sans" fo:font-size="9pt" style:font-name-asian="WenQuanYi Micro Hei" style:font-size-asian="9pt" style:font-name-complex="Lohit Hindi2" style:font-size-complex="9pt"/>
    </style:style>
    <style:style style:name="P14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text-properties style:font-name="Liberation Sans" fo:font-size="8pt" officeooo:paragraph-rsid="001f7b5a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Liberation Sans" fo:font-size="8pt" style:font-name-asian="WenQuanYi Micro Hei" style:font-size-asian="8pt" style:font-name-complex="Lohit Hindi2" style:font-size-complex="8pt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officeooo:rsid="00394de7" officeooo:paragraph-rsid="00394de7" style:font-name-asian="WenQuanYi Micro Hei" style:font-size-asian="10pt" style:font-weight-asian="normal" style:font-name-complex="Lohit Hindi2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" style:font-size-asian="12pt" style:font-weight-asian="bold" style:font-name-complex="Lohit Hindi2" style:font-size-complex="12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" style:font-size-asian="8pt" style:font-weight-asian="normal" style:font-name-complex="Lohit Hindi2" style:font-size-complex="8pt" style:font-weight-complex="normal"/>
    </style:style>
    <style:style style:name="P24" style:family="paragraph" style:parent-style-name="Preformatted_20_Text">
      <style:text-properties style:font-name="Liberation Sans" fo:font-size="10pt" style:font-size-asian="8.75pt" style:font-size-complex="10pt"/>
    </style:style>
    <style:style style:name="P25" style:family="paragraph" style:parent-style-name="Preformatted_20_Text">
      <style:paragraph-properties fo:text-align="start" style:justify-single-word="false"/>
      <style:text-properties style:font-name="Liberation Sans" fo:font-size="10pt" officeooo:rsid="0018f8f8" officeooo:paragraph-rsid="0018f8f8" style:font-size-asian="10pt" style:font-size-complex="10pt"/>
    </style:style>
    <style:style style:name="P26" style:family="paragraph" style:parent-style-name="Standard">
      <style:text-properties style:font-name="Liberation Sans"/>
    </style:style>
    <style:style style:name="P27" style:family="paragraph" style:parent-style-name="Standard">
      <style:text-properties style:font-name="Liberation Sans" fo:font-size="10pt" style:font-size-asian="10pt" style:font-size-complex="10pt"/>
    </style:style>
    <style:style style:name="P28" style:family="paragraph" style:parent-style-name="Standard">
      <style:text-properties style:font-name="Liberation Sans" fo:font-size="8pt" style:font-size-asian="8pt" style:font-size-complex="8pt"/>
    </style:style>
    <style:style style:name="P29" style:family="paragraph" style:parent-style-name="Standard">
      <style:text-properties style:font-name="Liberation Sans" fo:font-size="5pt" fo:font-weight="bold" officeooo:rsid="004c031a" officeooo:paragraph-rsid="004c031a" style:font-size-asian="4.34999990463257pt" style:font-weight-asian="bold" style:font-size-complex="5pt" style:font-weight-complex="bold"/>
    </style:style>
    <style:style style:name="P30" style:family="paragraph" style:parent-style-name="Standard">
      <style:text-properties fo:font-size="10pt" style:font-size-asian="10pt" style:font-size-complex="10pt"/>
    </style:style>
    <style:style style:name="P31" style:family="paragraph" style:parent-style-name="Preformatted_20_Text">
      <style:paragraph-properties fo:padding="0.049cm" fo:border="0.06pt solid #000000" style:shadow="none"/>
      <style:text-properties style:font-name="Liberation Sans" fo:font-size="10pt" officeooo:paragraph-rsid="003e7a60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fo:color="#000000" style:font-name="Liberation Sans" fo:font-size="8pt" officeooo:paragraph-rsid="00516b16" style:font-size-asian="8pt" style:font-size-complex="8pt"/>
    </style:style>
    <style:style style:name="P3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" style:font-size-asian="8pt" style:font-weight-asian="normal" style:font-name-complex="Lohit Hindi2" style:font-size-complex="8pt" style:font-weight-complex="normal"/>
    </style:style>
    <style:style style:name="P34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35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" style:font-size-asian="7pt" style:font-weight-asian="normal" style:font-name-complex="Lohit Hindi2" style:font-size-complex="7pt" style:font-weight-complex="normal"/>
    </style:style>
    <style:style style:name="T1" style:family="text">
      <style:text-properties officeooo:rsid="001093e9"/>
    </style:style>
    <style:style style:name="T2" style:family="text">
      <style:text-properties officeooo:rsid="0036dac5"/>
    </style:style>
    <style:style style:name="T3" style:family="text">
      <style:text-properties fo:font-size="7pt" style:font-size-complex="7pt"/>
    </style:style>
    <style:style style:name="T4" style:family="text">
      <style:text-properties fo:font-size="7pt" officeooo:rsid="0051f71f" style:font-size-complex="7pt"/>
    </style:style>
    <style:style style:name="T5" style:family="text">
      <style:text-properties officeooo:rsid="00217529"/>
    </style:style>
    <style:style style:name="T6" style:family="text">
      <style:text-properties officeooo:rsid="002361c2"/>
    </style:style>
    <style:style style:name="T7" style:family="text">
      <style:text-properties officeooo:rsid="003d9cf9"/>
    </style:style>
    <style:style style:name="T8" style:family="text">
      <style:text-properties fo:font-weight="normal" style:font-name-asian="WenQuanYi Micro Hei" style:font-weight-asian="normal" style:font-name-complex="Lohit Hindi2" style:font-weight-complex="normal"/>
    </style:style>
    <style:style style:name="T9" style:family="text">
      <style:text-properties officeooo:rsid="0051f71f"/>
    </style:style>
    <style:style style:name="T10" style:family="text">
      <style:text-properties fo:font-size="6pt" officeooo:rsid="0051f71f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3">[langs.trans(BillFrom);onformat=decode] :</text:p>
          </table:table-cell>
          <table:table-cell table:style-name="Tableau3.B1" office:value-type="string">
            <text:p text:style-name="P13"/>
          </table:table-cell>
          <table:table-cell table:style-name="Tableau3.C1" office:value-type="string">
            <text:p text:style-name="P19"><text:span text:style-name="T7">[langs.trans(BillingContact);onformat=decode]</text:span> :</text:p>
          </table:table-cell>
        </table:table-row>
        <table:table-row>
          <table:table-cell table:style-name="Tableau3.A2" office:value-type="string">
            <text:p text:style-name="P22">[mysoc.nom]</text:p>
            <text:p text:style-name="P20">[mysoc.address]</text:p>
            <text:p text:style-name="P20">[mysoc.zip] [mysoc.town]</text:p>
            <text:p text:style-name="P20">[mysoc.country]</text:p>
            <text:p text:style-name="P20"/>
            <text:p text:style-name="P20">[langs.trans(PhoneNumber);onformat=decode] : [mysoc.phone]</text:p>
            <text:p text:style-name="P20">[langs.trans(Fax);onformat=decode] : [mysoc.fax]</text:p>
            <text:p text:style-name="P20">[langs.trans(Email);onformat=decode] : [mysoc.email]</text:p>
            <text:p text:style-name="P20">[langs.trans(Web);onformat=decode] : [mysoc.url]</text:p>
          </table:table-cell>
          <table:table-cell table:style-name="Tableau3.B2" office:value-type="string">
            <text:p text:style-name="P12"/>
          </table:table-cell>
          <table:table-cell table:style-name="Tableau3.C2" office:value-type="string">
            <text:p text:style-name="P8">[societe.name]</text:p>
            <text:p text:style-name="P2">[contact.BILLING.civility;noerr] [contact.BILLING.firstname;noerr] [contact.BILLING.lastname;magnet=text:p;noerr]</text:p>
            <text:p text:style-name="P2">[societe.address]</text:p>
            <text:p text:style-name="P2">[societe.zip] [societe.town]</text:p>
            <text:p text:style-name="P20">[societe.country]</text:p>
            <text:p text:style-name="P21"><text:line-break/>[langs.trans(VATIntraShort);onformat=decode] : [societe.tva_intra;magnet=text:p]</text:p>
          </table:table-cell>
        </table:table-row>
      </table:table>
      <text:p text:style-name="P24"/>
      <text:p text:style-name="P31">[doc.note_public;magnet=text:p]</text:p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3">[langs.trans(Reference);onformat=decode]</text:p>
          </table:table-cell>
          <table:table-cell table:style-name="Tableau1.A1" office:value-type="string">
            <text:p text:style-name="P3">[langs.trans(Designation);onformat=decode]</text:p>
          </table:table-cell>
          <table:table-cell table:style-name="Tableau1.A1" office:value-type="string">
            <text:p text:style-name="P3">[langs.trans(VAT);onformat=decode]</text:p>
          </table:table-cell>
          <table:table-cell table:style-name="Tableau1.A1" office:value-type="string">
            <text:p text:style-name="P3">[langs.trans(Qty);onformat=decode]</text:p>
          </table:table-cell>
          <table:table-cell table:style-name="Tableau1.A1" office:value-type="string">
            <text:p text:style-name="P3">[langs.trans(UnitPriceHT);onformat=decode]</text:p>
          </table:table-cell>
          <table:table-cell table:style-name="Tableau1.A1" office:value-type="string">
            <text:p text:style-name="P3">[langs.trans(Discount);onformat=decode]</text:p>
            <text:p text:style-name="P3">%</text:p>
          </table:table-cell>
          <table:table-cell table:style-name="Tableau1.G1" office:value-type="string">
            <text:p text:style-name="P3">[langs.trans(TotalHTShort);onformat=decode]</text:p>
            <text:p text:style-name="P6">Euros</text:p>
          </table:table-cell>
        </table:table-row>
        <table:table-row>
          <table:table-cell table:style-name="Tableau1.A2" office:value-type="string">
            <text:p text:style-name="P2">[tab.product_ref;when [tab.product_type]!=9;block=table:table-row]</text:p>
          </table:table-cell>
          <table:table-cell table:style-name="Tableau1.B2" office:value-type="string">
            <text:p text:style-name="P5">[tab.product_label]</text:p>
            <text:p text:style-name="P7">[tab.desc;onformat=decode]</text:p>
          </table:table-cell>
          <table:table-cell table:style-name="Tableau1.C2" office:value-type="string">
            <text:p text:style-name="P3">[tab.tva_tx;frm=0 000,00]</text:p>
          </table:table-cell>
          <table:table-cell table:style-name="Tableau1.D2" office:value-type="string">
            <text:p text:style-name="P3">[tab.qty]</text:p>
          </table:table-cell>
          <table:table-cell table:style-name="Tableau1.E2" office:value-type="string">
            <text:p text:style-name="P4">[tab.subprice;frm=0 000,00]</text:p>
          </table:table-cell>
          <table:table-cell table:style-name="Tableau1.F2" office:value-type="string">
            <text:p text:style-name="P3">[tab.remise_percent]</text:p>
          </table:table-cell>
          <table:table-cell table:style-name="Tableau1.G2" office:value-type="string">
            <text:p text:style-name="P4">[tab.total_ht;frm=0 000,00]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30"/>
          </table:table-cell>
          <table:table-cell table:style-name="Tableau1.C3" office:value-type="string">
            <text:p text:style-name="P30"/>
          </table:table-cell>
          <table:table-cell table:style-name="Tableau1.D3" office:value-type="string">
            <text:p text:style-name="P30"/>
          </table:table-cell>
          <table:table-cell table:style-name="Tableau1.E3" table:number-columns-spanned="2" office:value-type="string">
            <text:p text:style-name="P4">[langs.trans(TotalHTShort);onformat=decode]</text:p>
          </table:table-cell>
          <table:covered-table-cell/>
          <table:table-cell table:style-name="Tableau1.G5" office:value-type="string">
            <text:p text:style-name="P4">[doc.total_ht;frm=0 000,00]</text:p>
          </table:table-cell>
        </table:table-row>
        <table:table-row>
          <table:table-cell table:style-name="Tableau1.A4" office:value-type="string">
            <text:p text:style-name="P2"/>
          </table:table-cell>
          <table:table-cell table:style-name="Tableau1.B4" office:value-type="string">
            <text:p text:style-name="P30"/>
          </table:table-cell>
          <table:table-cell table:style-name="Tableau1.C4" office:value-type="string">
            <text:p text:style-name="P30"/>
          </table:table-cell>
          <table:table-cell table:style-name="Tableau1.D4" office:value-type="string">
            <text:p text:style-name="P30"/>
          </table:table-cell>
          <table:table-cell table:style-name="Tableau1.E3" table:number-columns-spanned="2" office:value-type="string">
            <text:p text:style-name="P4">[langs.trans(TotalVAT);onformat=decode] [tva.label;block=table:table-row;frm=0 000,00]</text:p>
          </table:table-cell>
          <table:covered-table-cell/>
          <table:table-cell table:style-name="Tableau1.G5" office:value-type="string">
            <text:p text:style-name="P4">[tva.montant;frm=0 000,00]</text:p>
          </table:table-cell>
        </table:table-row>
        <table:table-row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30"/>
          </table:table-cell>
          <table:table-cell table:style-name="Tableau1.C5" office:value-type="string">
            <text:p text:style-name="P30"/>
          </table:table-cell>
          <table:table-cell table:style-name="Tableau1.D5" office:value-type="string">
            <text:p text:style-name="P30"/>
          </table:table-cell>
          <table:table-cell table:style-name="Tableau1.E3" table:number-columns-spanned="2" office:value-type="string">
            <text:p text:style-name="P4">[langs.trans(TotalTTCShort);onformat=decode]</text:p>
          </table:table-cell>
          <table:covered-table-cell/>
          <table:table-cell table:style-name="Tableau1.G5" office:value-type="string">
            <text:p text:style-name="P4"><text:s/>[doc.total_ttc;frm=0 000,00]</text:p>
          </table:table-cell>
        </table:table-row>
      </table:table>
      <text:p text:style-name="P27"/>
      <text:p text:style-name="P27"><text:span text:style-name="T5">[langs.trans(PaymentConditions);onformat=decode]</text:span> : [doc.cond_reglement;magnet=text:p]</text:p>
      <text:p text:style-name="P27"><text:span text:style-name="T6">[langs.trans(PaymentMode);onformat=decode]</text:span> : [doc.mode_reglement;magnet=text:p]</text:p>
      <text:p text:style-name="P2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ext:soft-page-break/>
        <table:table-row>
          <table:table-cell table:style-name="Tableau2.A1" table:number-columns-spanned="4" office:value-type="string">
            <text:p text:style-name="P14">[langs.trans(PaymentByTransferOnThisBankAccount);onformat=decode] :</text:p>
          </table:table-cell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6">[langs.trans(Bank);onformat=decode] :</text:p>
          </table:table-cell>
          <table:table-cell table:style-name="Tableau2.A1" table:number-columns-spanned="3" office:value-type="string">
            <text:p text:style-name="P16">[compte.bank]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15">[langs.trans(BankCode);onformat=decode]</text:p>
            <text:p text:style-name="P18">[compte.code_banque]</text:p>
          </table:table-cell>
          <table:table-cell table:style-name="Tableau2.A3" office:value-type="string">
            <text:p text:style-name="P15">[langs.trans(DeskCode);onformat=decode]</text:p>
            <text:p text:style-name="P18">[compte.code_guichet]</text:p>
          </table:table-cell>
          <table:table-cell table:style-name="Tableau2.A3" office:value-type="string">
            <text:p text:style-name="P15">[langs.trans(BankAccountNumber);onformat=decode]</text:p>
            <text:p text:style-name="P18">[compte.number]</text:p>
          </table:table-cell>
          <table:table-cell table:style-name="Tableau2.D3" office:value-type="string">
            <text:p text:style-name="P15">[langs.trans(BankAccountNumberKey);onformat=decode]</text:p>
            <text:p text:style-name="P18">[compte.cle_rib]</text:p>
          </table:table-cell>
        </table:table-row>
        <table:table-row>
          <table:table-cell table:style-name="Tableau2.A1" office:value-type="string">
            <text:p text:style-name="P16">[langs.trans(Residence);onformat=decode] :</text:p>
            <text:p text:style-name="P17">[langs.trans(IBAN);onformat=decode] :</text:p>
            <text:p text:style-name="P17">[langs.trans(BIC);onformat=decode] :</text:p>
          </table:table-cell>
          <table:table-cell table:style-name="Tableau2.A1" table:number-columns-spanned="3" office:value-type="string">
            <text:p text:style-name="P28">[compte.domiciliation]</text:p>
            <text:p text:style-name="P17">[compte.iban_prefix]</text:p>
            <text:p text:style-name="P17">[compte.bic]</text:p>
          </table:table-cell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family-generic="swiss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style:font-name="Liberation Sans" fo:font-size="6pt" style:font-size-asian="5.25pt" style:font-size-complex="6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MP5" style:family="paragraph" style:parent-style-name="Preformatted_20_Text">
      <style:paragraph-properties fo:text-align="center" style:justify-single-word="false"/>
      <style:text-properties fo:color="#000000" style:font-name="Liberation Sans" fo:font-size="8pt" officeooo:paragraph-rsid="00516b16" style:font-size-asian="8pt" style:font-size-complex="8pt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" style:font-size-asian="8pt" style:font-weight-asian="normal" style:font-name-complex="Lohit Hindi2" style:font-size-complex="8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" style:font-size-asian="7pt" style:font-weight-asian="normal" style:font-name-complex="Lohit Hindi2" style:font-size-complex="7pt" style:font-weight-complex="normal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officeooo:rsid="001093e9"/>
    </style:style>
    <style:style style:name="MT2" style:family="text">
      <style:text-properties officeooo:rsid="0036dac5"/>
    </style:style>
    <style:style style:name="MT3" style:family="text">
      <style:text-properties fo:font-weight="normal" style:font-name-asian="WenQuanYi Micro Hei" style:font-weight-asian="normal" style:font-name-complex="Lohit Hindi2" style:font-weight-complex="normal"/>
    </style:style>
    <style:style style:name="MT4" style:family="text">
      <style:text-properties fo:font-size="7pt" style:font-size-complex="7pt"/>
    </style:style>
    <style:style style:name="MT5" style:family="text">
      <style:text-properties fo:font-size="7pt" officeooo:rsid="0051f71f" style:font-size-complex="7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[langs.trans(Bill);onformat=decode] [doc.ref]</text:p>
        <text:p text:style-name="MP2"><text:span text:style-name="MT1">[langs.trans(DateInvoice);onformat=decode]</text:span> : [doc.date_fr;magnet=text:p]</text:p>
        <text:p text:style-name="MP2"><text:span text:style-name="MT1">[langs.trans(DateEcheance);onformat=decode]</text:span> : [doc.date_lim_reglement_fr;magnet=text:p]</text:p>
        <text:p text:style-name="MP3"/>
        <text:p text:style-name="MP4">[langs.trans(Order);onformat=decode] : [doc_linked.commande.0.ref;magnet=text:p]</text:p>
        <text:p text:style-name="MP4"><text:span text:style-name="MT2">[langs.trans(RefCustomer);onformat=decode] : [doc_linked.commande.0.ref_client;magnet=text:p]</text:span></text:p>
        <text:p text:style-name="MP2">[langs.trans(OrderDate);onformat=decode] : [doc_linked.commande.0.date_commande_fr;magnet=text:p]</text:p>
      </style:header>
      <style:footer>
        <text:p text:style-name="MP5"><text:span text:style-name="MT3">[onshow.mysoc.address_nobr;strconv=no] – [onshow.mysoc.zip] [onshow.mysoc.town] – [onshow.mysoc.country]</text:span></text:p>
        <text:p text:style-name="MP6">[langs.trans(PhoneNumber);onformat=decode] : [onshow.mysoc.phone] – [langs.trans(Fax);onformat=decode] : [onshow.mysoc.fax]</text:p>
        <text:p text:style-name="MP7">[onshow.mysoc.email] – [onshow.mysoc.url]</text:p>
        <text:p text:style-name="MP8"><text:span text:style-name="MT4"><text:s/></text:span><text:span text:style-name="MT5">[onshow.mysoc.forme_juridique]</text:span><text:span text:style-name="MT4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10-19T18:12:34</meta:creation-date>
    <dc:date>2014-04-14T10:13:24.510905941</dc:date>
    <dc:creator>Geoffrey Girard</dc:creator>
    <meta:editing-duration>P1DT6H5M56S</meta:editing-duration>
    <meta:editing-cycles>238</meta:editing-cycles>
    <meta:generator>LibreOffice/4.1.3.2$Linux_X86_64 LibreOffice_project/410m0$Build-2</meta:generator>
    <meta:document-statistic meta:table-count="3" meta:image-count="0" meta:object-count="0" meta:page-count="2" meta:paragraph-count="69" meta:word-count="134" meta:character-count="3050" meta:non-whitespace-character-count="2975"/>
  </office:meta>
</office:document-meta>
</file>